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ＭＳ 明朝" fo:font-size="11pt" style:font-name-asian="ＭＳ 明朝" style:font-size-asian="11pt" style:language-asian="ja" style:country-asian="JP" style:font-size-complex="11pt"/>
    </style:style>
    <style:style style:name="P3" style:family="paragraph" style:parent-style-name="Standard">
      <style:paragraph-properties>
        <style:tab-stops>
          <style:tab-stop style:position="25.125cm"/>
        </style:tab-stops>
      </style:paragraph-properties>
      <style:text-properties fo:color="#000000" style:font-name="ＭＳ 明朝" fo:font-size="11pt" style:font-name-asian="ＭＳ 明朝" style:font-size-asian="11pt" style:language-asian="ja" style:country-asian="JP" style:font-size-complex="11pt"/>
    </style:style>
    <style:style style:name="P4" style:family="paragraph" style:parent-style-name="Standard">
      <style:paragraph-properties fo:text-align="end" style:justify-single-word="false"/>
      <style:text-properties fo:color="#000000" style:font-name="ＭＳ 明朝" fo:font-size="11pt" style:font-name-asian="ＭＳ 明朝" style:font-size-asian="11pt" style:language-asian="ja" style:country-asian="JP" style:font-size-complex="11pt"/>
    </style:style>
    <style:style style:name="P5" style:family="paragraph" style:parent-style-name="Standard">
      <style:text-properties fo:color="#000000" style:font-name="ＭＳ 明朝" fo:font-size="11pt" fo:font-weight="bold" style:font-name-asian="ＭＳ 明朝" style:font-size-asian="11pt" style:language-asian="ja" style:country-asian="JP" style:font-weight-asian="bold" style:font-size-complex="11pt" style:font-weight-complex="bold"/>
    </style:style>
    <style:style style:name="P6" style:family="paragraph" style:parent-style-name="Standard" style:master-page-name="Standard">
      <style:paragraph-properties style:page-number="auto"/>
      <style:text-properties fo:color="#000000" style:font-name="ＭＳ 明朝" fo:font-size="11pt" fo:font-weight="bold" style:font-name-asian="ＭＳ 明朝" style:font-size-asian="11pt" style:language-asian="ja" style:country-asian="JP" style:font-weight-asian="bold" style:font-size-complex="11pt" style:font-weight-complex="bold"/>
    </style:style>
    <style:style style:name="P7" style:family="paragraph" style:parent-style-name="Standard">
      <style:text-properties fo:color="#000000" style:font-name="ＭＳ 明朝" fo:font-size="11pt" style:font-name-asian="ＭＳ 明朝" style:font-size-asian="11pt" style:language-asian="ja" style:country-asian="JP" style:font-size-complex="11pt"/>
    </style:style>
    <style:style style:name="P8" style:family="paragraph" style:parent-style-name="Standard">
      <style:paragraph-properties>
        <style:tab-stops>
          <style:tab-stop style:position="25.125cm"/>
        </style:tab-stops>
      </style:paragraph-properties>
      <style:text-properties fo:color="#000000" style:font-name="ＭＳ 明朝" fo:font-size="11pt" style:font-name-asian="ＭＳ 明朝" style:font-size-asian="11pt" style:language-asian="ja" style:country-asian="JP" style:font-size-complex="11pt"/>
    </style:style>
    <style:style style:name="P9" style:family="paragraph" style:parent-style-name="Standard">
      <style:paragraph-properties fo:text-align="end" style:justify-single-word="false"/>
      <style:text-properties fo:color="#000000" style:font-name="ＭＳ 明朝" fo:font-size="11pt" style:font-name-asian="ＭＳ 明朝" style:font-size-asian="11pt" style:language-asian="ja" style:country-asian="JP" style:font-size-complex="11pt"/>
    </style:style>
    <style:style style:name="P10" style:family="paragraph" style:parent-style-name="Standard">
      <style:text-properties fo:color="#000000" style:font-name="ＭＳ 明朝" fo:font-size="11pt" fo:font-weight="bold" style:font-name-asian="ＭＳ 明朝" style:font-size-asian="11pt" style:language-asian="ja" style:country-asian="JP" style:font-weight-asian="bold" style:font-size-complex="11pt" style:font-weight-complex="bold"/>
    </style:style>
    <style:style style:name="T1" style:family="text">
      <style:text-properties style:language-asian="ja" style:country-asian="JP"/>
    </style:style>
    <style:style style:name="T2" style:family="text">
      <style:text-properties fo:font-size="11pt" style:font-size-asian="11pt" style:font-size-complex="11pt"/>
    </style:style>
    <style:style style:name="T3" style:family="text">
      <style:text-properties fo:font-weight="bold" style:font-weight-asian="bold" style:font-weight-complex="bold" style:text-rotation-angle="90" style:text-rotation-scale="line-height"/>
    </style:style>
    <style:style style:name="T4" style:family="text">
      <style:text-properties style:text-rotation-angle="90" style:text-rotation-scale="line-height"/>
    </style:style>
    <style:style style:name="T5" style:family="text">
      <style:text-properties style:text-rotation-angle="0" style:text-rotation-scale="line-heigh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プロローグ</text:p>
      <text:p text:style-name="P2">　私はいま、ダイニングキッチンにいて、愛する旦那のために、コーヒーを入れているところだった。すこし開かれている窓の隙間から、そよそよと心地いい風が入り、カーテンが靡いている。</text:p>
      <text:p text:style-name="P2">　私には母も父もいない。いや、本当はいるのだけれど、いない。だから私には人一倍、暖かい家庭を築きたいという想いがあった。</text:p>
      <text:p text:style-name="P2">　私は、湯気が立つマグカップを二つテーブルに並べると、まだ少し時間があったので、なんとなく窓辺の方を見た。窓際の棚の上には、写真立てがひとつ飾られている。外から差し込む一筋の光が、そこに映っている一人の男の子の顔を照らし出していた。無邪気に歯をみせている彼は、私の友人だった。もう二度と会うことのない、昔の友人だった。</text:p>
      <text:p text:style-name="P2">　私が席を外すと、光が強くなり、今度は写真全体が綺麗に姿を現した。そこには、まだあどけない少年が四人並んでいた。その中心に映っている少年の瞳に、私は恋をしたのだ。</text:p>
      <text:p text:style-name="P2">　ゆっくり歩いていって、写真立てを手に取る。この絵をずっと見ていると、引き込まれていきそうになる。まさか、この幼い少年たちが、かけがえない星の未来を救ったことを、誰が知るだろう。</text:p>
      <text:p text:style-name="P2">　今日は休日だからこうしてゆっくりする時間があるが、普段はもっと早起きをしなければならない。何故なら、私は他の主婦たちよりも、ご飯の支度をするのに時間がかかるからだ。左手の義手を見る度に、あの日のことを思い出す。</text:p>
      <text:p text:style-name="P2">　当時、私はまだ十四歳だった。その時は、父も母もいた。私の父は宇宙飛行士だった。火星の観測、開発が進められている最中、銀河系の彼方に、地球のほかにも生命体が存在するとされる緑色の惑星が発見された。父はその調査員の一員として抜擢された。私が以前に、「誕生日は宇宙旅行がいい！」などと軽い発言を口走っていたことから、父は特別に、私にその惑星を観せに連れて行ってくれることにした。父は、一人娘の私を溺愛していたのだ。</text:p>
      <text:p text:style-name="P2">　当日、父と、父の友人のヤナセさん、そして更に仕事仲間数名たちと、専用のシャトルに乗り込んだ。それがまさか悲劇の始まりになるとは知りもせずに、宇宙船の中、一体、生命体が存在するという惑星とはどんなところなのだろうと、あれこれ思考を巡らせては、胸を躍らせていたものだった。</text:p>
      <text:p text:style-name="P2"><text:soft-page-break/>　</text:p>
      <text:p text:style-name="P2"/>
      <text:p text:style-name="P2"/>
      <text:p text:style-name="P5">　１</text:p>
      <text:p text:style-name="P2">　時は三十一世紀。</text:p>
      <text:p text:style-name="P2">　夜、私は騒がしい話し声で目を覚ました。私はネグリジェのまま個室から出た。無重力空間の中を進むのは中々大変で、僅かな力で壁を押して、時間をかけて少しずつ船内を浮遊した。</text:p>
      <text:p text:style-name="P2">　みんながまだ起きているということは、私が床についてから差ほど時間が経過していないのか、私に内緒で宴でもしているのだろうと推測する。船内は狭かったから、話し声の元を見つけるのは簡単だった。パパたちは宇宙船の中で一番大きな部屋にいた。操縦席の前で、大人６人で輪をつくり、深刻な顔をしていた。その様子からいくと、とても宴をしているようには見えなかった。みんな仕切りに口を開き、首を傾げている。そんな中、入り口の脇に突っ立っいる私の存在にいち早く気がついたのは、パパの親友であるヤナセさんだった。</text:p>
      <text:p text:style-name="P2">　ヤナセさんは、私の方にやってくると、「ラナ、どうしたんだ、君は寝ていないなさい」と声をかけた。</text:p>
      <text:p text:style-name="P2">「おじさん。何かあったの？」私が言った。</text:p>
      <text:p text:style-name="P2">「別に何もないよ。いい子だから、君は戻っていなさい」</text:p>
      <text:p text:style-name="P2">　ヤナセさんはそう言うと、私が中に入ろうとするのを止めようとした。強引に割っていこうとすると、腕を掴まれた。じゃあ理由を教えて、と尋ねても、誤魔化されるだけだったので、余計引けなくなった。私は大人しくハイハイ、ということを聞く性格でもない。</text:p>
      <text:p text:style-name="P2">「ちょっと、放して。私は優秀なパパの娘よ。心配は要らないわ。そりゃあ子どもだど、もしかしたら役に立つかもしれないでしょ？　話して。邪魔はしないから」</text:p>
      <text:p text:style-name="P2">「……」ヤナセさんは、私の態度に何も返す言葉がないという様子で（いや、鼻から相手にしようとしていないのかもしれな<text:soft-page-break/>い）、口をへの字に曲げた。</text:p>
      <text:p text:style-name="P2">「いいから、放して」</text:p>
      <text:p text:style-name="P2">　納得した様子は見られなかったが、彼は取り合えず私の腕を開放した。腕に少し痛みが残っていたから、腹が立った。</text:p>
      <text:p text:style-name="P2">　すると少し遅れて、パパも私たちの元にやってきた。</text:p>
      <text:p text:style-name="P2">「ラナ、起きてたのか」</text:p>
      <text:p text:style-name="P2">「パパ」</text:p>
      <text:p text:style-name="P2">　パパが私たちの間に入るなり、ヤナセさんは私がいつもの調子で困っている、という風な眼差しをパパに送った。私は、ただツンと鼻を高くさせて、父からの説教を待った。しかし父は、やれやれという風に首を横に振ってから、私の肩を大事そうに持った。</text:p>
      <text:p text:style-name="P2">「ラナ。実は想定外なことが起きていてね。遠くに、巨大な渦が現れたんだ。安心しなさい、ブラックホールではなくて、これまでかつて、誰も見たことのない渦だよ。これはきっと、宇宙からのラナへのプレゼントに違いない。」</text:p>
      <text:p text:style-name="P2">　私は思わず操縦席の向こう――窓の先――に目をやった。ただっ広い宇宙の中に、渦らしきものを確認できた。それは一色ではなく、例えばオーロラのように様々な色をチラつかせていた。</text:p>
      <text:p text:style-name="P2">「稀にない機会だからね、パパも、できる限りの記録を残したいと思う。有能な乗り組み員たちも揃っていることだしね」パパが言った。</text:p>
      <text:p text:style-name="P2">　パパの大好きなところは、こういう時に誤魔化さずに、ちゃんと真実を教えてくれるところだ。</text:p>
      <text:p text:style-name="P2">「分かったわ。でも、パパたち寝てないんでしょ？」</text:p>
      <text:p text:style-name="P2">「ああ、もちろんさ。だけど、この機会を逃す訳にはいかない。宇宙とは、そういうところだからね。ただ、ひとつだけラナに言っておけることは、私たちは絶対に何か大きなことを成し遂げ得るということだ」</text:p>
      <text:p text:style-name="P2">「……うん」私は、笑みを浮かべて、頷いた。パパの目がこうやって輝くとき、一瞬パパが少年に見える。こんなとき私は、絶対に彼の邪魔をしちゃいけないことを知っている。</text:p>
      <text:p text:style-name="P2"><text:soft-page-break/>「さあ、ラナ。父さんが、ラナのことを心配してしまっては、百パーセントの力が出せない。ヤナセの言うように、部屋に戻るんだ」</text:p>
      <text:p text:style-name="P2">「はぁい」</text:p>
      <text:p text:style-name="P2">　私は、ようやく個室に戻ることにした。しかし出口を抜けたとき、また室内が騒がしくなった。</text:p>
      <text:p text:style-name="P2">　――「何だ今のは？」</text:p>
      <text:p text:style-name="P2"><text:s text:c="2"/>　「何が起こった？」</text:p>
      <text:p text:style-name="P2"><text:s/>　　「あれは何だ？」――</text:p>
      <text:p text:style-name="P2">　私は思わず後ろを振り向く。みんなは、窓の向こうを見ていた。そこにあった渦は、さっき見たよりも三倍に膨れ上がっていた。宇宙の神秘を見た、と言えば一言になってしまうが、その時の私の実際の感想ば、果てしない宇宙が、勝手にテリトリーに足を踏み入れた私たちを歓迎して、生死をさまよう旅行へと誘っているかのようだった。</text:p>
      <text:p text:style-name="P2">　――「まただ、突然でかくなったぞ！」</text:p>
      <text:p text:style-name="P2"><text:s text:c="2"/>　「膨張が止まらない……進行方向にまで達している。」</text:p>
      <text:p text:style-name="P2">　　　「このままだと、呑まれる！」――</text:p>
      <text:p text:style-name="P2">　異例の事態が重なった。</text:p>
      <text:p text:style-name="P2">　みんなが取り乱している中、パパが、彼らに脱出するように支持を出した。それぞれが、次々と宇宙服を着用し、先端部に取り付けられている緊急時脱出用小型船に向かって泳いでいった。カプセルは、二人乗りだった。</text:p>
      <text:p text:style-name="P2">　パパは、私がまだここに残っていたのを確認すると、幾らかホッとしたような顔をした。</text:p>
      <text:p text:style-name="P2">「ラナ、ここは一先ず、船を出よう。幸い、みんなここに集まっているから、すぐに行動に移せる。大丈夫だから、私についてきなさい」</text:p>
      <text:p text:style-name="P2">　私はパパの元に行こうとするが、緊張と焦りのせいで、思うように早く進めない。するとまた、機体が大きく振動した。どこかで何かが爆発したような音がした。それを合図に、大人たちが明らかに動揺した。日ごろの訓練が役に立っているのは、ほん<text:soft-page-break/>の４割、という具合に見えた。そのくらい、互いにぶつかって同じ船に乗ろうとしたり、一人しか乗らないのに切り離される船もあった。</text:p>
      <text:p text:style-name="P2">「ヤナセ、ラナを頼む！」パパの叫び声。</text:p>
      <text:p text:style-name="P2">「分かった！」と、おじさん。</text:p>
      <text:p text:style-name="P2">　パパは、私から離れた位置にある小型船の前にいた。</text:p>
      <text:p text:style-name="P2">「私は大丈夫よ。だから早くパパも乗って！」</text:p>
      <text:p text:style-name="P2">　パパは、私とヤナセさんが手を繋いだのを見ると、ようやく頷いて、ひとつの船に乗りこんだ。私が胸を撫で下ろしたとき、一人の女性の声がきこえた。入り口に、彼女が必死になって部屋に入ってきたのが見えた。――彼女のことは知っていた。世界でも数少ない女性乗組員だからだ。運悪くトイレにでも席を外していたのだろう。</text:p>
      <text:p text:style-name="P2">　その時、また機体のどこか一部が爆発した。事大を察した彼女は、顔を青ざめさせた。</text:p>
      <text:p text:style-name="P2">「あっ、待て、どこいくんだ、ラナ！」ヤナセさんが言った。</text:p>
      <text:p text:style-name="P2">　私は、体半分入りかけたカプセルからまた這い出ると、女性乗組員に腕を伸ばした――「こっち！」</text:p>
      <text:p text:style-name="P2">「そこはもう満席だわ。私は上へ行くから」</text:p>
      <text:p text:style-name="P2">　女性乗組員は、まるで「平気」とでもいうかのように首を傾げてみせたが、その声色からは全く余裕が感じられなかった。</text:p>
      <text:p text:style-name="P2">「エンドウ、まだ、残っていたのか！」ヤナセさんの声。</text:p>
      <text:p text:style-name="P2">　一瞬、ヤナセさんが彼女を助けに行こうとするも、大きなうねり風の音が、彼の動きを止めた。機体が傾いた。</text:p>
      <text:p text:style-name="P2">「ダメだ、もう間に合わない……くるんだ、ラナ！」</text:p>
      <text:p text:style-name="P2">　ヤナセさんが、私の肩を後ろから押さえた。一人残されたエンドウさんは、綺麗な顔を真っ赤に、しわくちゃにさせて、手足を懸命にさばかせ、上へ這っていく。</text:p>
      <text:p text:style-name="P2">　私は、どうしても振りほどけない、おじさんのごつい指に噛み付いた。</text:p>
      <text:p text:style-name="P2">「くるんだ、ラナ！　私は、お父さんと約束したんだ、君を必ず……いてぇ！」</text:p>
      <text:p text:style-name="P2"><text:soft-page-break/>「こんな時に、言い合いっこなしよ！」</text:p>
      <text:p text:style-name="P2">　自由になった私は、エンドウさんの元まで泳いでいくと、腕を精一杯に伸ばした。すると今度は、彼女の方も腕を私の方へ伸ばしてきた。私はその腕を引っ張ると、私のいたカプセルの方に振り回すようにした。それは、私に残っていた全体力を使い果たしたような感覚だった。その反動で、私と女性の位置が入れ替わり、私は船から離れてしまった。</text:p>
      <text:p text:style-name="P2">　ヤナセさんのサポートもあり、エンドウさんが無事、そのカプセルに納まったのを見た。</text:p>
      <text:p text:style-name="P2">　また、機体に異変かが起こった。次々と小型船が切り離されていく中、私はその空間にひとり取り残されていた。ちょうど船を切り離したパパが、私に気がつくと、悲痛な叫び声を上げたのが分かった。私は、歯を食いしばって、下の方で私の様子を見守ってくれていた最後の一隻まで行こうとした。だけど、さっきのでほぼ力を使い果たしていたからか、全身の筋肉が震えた。</text:p>
      <text:p text:style-name="P2">「こんなところで……くたばってたまるか……諦めが悪いところは、唯一私のいいところなんだ……！」</text:p>
      <text:p text:style-name="P2">　また、何かが起こった。それは、機体に降りかかったのか、または私自身に襲いかかったのか、もう何も判断できなかった。その瞬間、「それ」は起こった。</text:p>
      <text:p text:style-name="P2"/>
      <text:p text:style-name="P2"/>
      <text:p text:style-name="P5">　２　</text:p>
      <text:p text:style-name="P5"/>
      <text:p text:style-name="P2">　私は、目を覚ました。</text:p>
      <text:p text:style-name="P2">　</text:p>
      <text:p text:style-name="P2">　私は、黄土色の砂の上で、横たわっていた。</text:p>
      <text:p text:style-name="P2">　酷い頭痛がした。</text:p>
      <text:p text:style-name="P2">「ここは……？」</text:p>
      <text:p text:style-name="P2">　上半身を起こして辺りを見回すと、視界を遮るものが殆どなかった。初めて裸眼で見る――砂漠のようだった。しばらくの間、<text:soft-page-break/>自分がどうしてここにいるのか、思い出すことが出来なかった。頬がすりむけていて、痛い。一体なんでこんな怪我を……</text:p>
      <text:p text:style-name="P2">「あ……私！」</text:p>
      <text:p text:style-name="P2">　急に、意識がハッキリとした。そうだ、私は、宇宙船にいて……と記憶を辿っているうちに、生きてた、助かってた、という安堵を感じた。しかし次の瞬間、脇に誰かのヘルメットが転がっているのに気がついた。その後、隣に横たわっていた宇宙服を着た男性の姿を発見して、私は悲鳴を上げた。――その男性は、両目を見開いたまま、私を見つめていた。一切瞬きをしないその男性の口元からは、血が流れていた。</text:p>
      <text:p text:style-name="P2">「はぁ、はぁ……なんで、いや……」</text:p>
      <text:p text:style-name="P2">　私は、腰に力が入らず、両手とお尻を使って、その死体からしり込みして遠ざかった。</text:p>
      <text:p text:style-name="P2">「……はぁ、はぁ。着地の仕方が、悪かったんだ……」</text:p>
      <text:p text:style-name="P2">　ふと、頭の後ろが濡れているような気がして、そこに手をやった。すると、そこに血がベッタリとついてきた。一瞬血の気が引いて、眩暈がした。だけど、自分が怪我をしているということを悟ったとたん、妙に心が静かになり、なにか覚悟のようなものが出来ていた。</text:p>
      <text:p text:style-name="P2">　背中を開けて、分厚い宇宙服をそこに脱ぎ捨てた。そのとき、私は息が出来ることに気がついた。ここには酸素があるという証拠だった</text:p>
      <text:p text:style-name="P2">「ここは……どこなの……？」</text:p>
      <text:p text:style-name="P2">　あたりを見渡すと、遠くに、石が積み上げられた塀のようなものが見えるだけで、他には何もない。</text:p>
      <text:p text:style-name="P2">　一瞬、ここはエジプトだろうかと考える。けれど、地球を発ってから長い時間が経過していた今、また地球に戻ってきたというのは納得しずらかった。</text:p>
      <text:p text:style-name="P2">　その時、私のつま先の前を、小さいトカゲのようなものが横切っていった。額に小さな一角を生やし、全身を鱗で覆っていた。見たことのない生き物だった。</text:p>
      <text:p text:style-name="P2">「……もしかして、ここは、パパたちが捜査しようとしていた星なの……？」</text:p>
      <text:p text:style-name="P2"><text:soft-page-break/>　私は、もう事切れている捜査員にもう一度目をやった。今度は、もう怖くなかった。私は、力の入りきらない両足で立つと、もう一度、その捜査員のすぐ傍まで戻った。そして、彼の両まぶたを閉じてやった。</text:p>
      <text:p text:style-name="P2">　眠ったようになったその顔には、見覚えがあった。最後まで私のことを心配して待ってくれていた人だ。記憶が吹っ飛んだあの瞬間、彼は私を抱きとめ、船内に引きずりこんでくれたのだろうか。</text:p>
      <text:p text:style-name="P2">「私が、あなたのために出来ることは何かな……」</text:p>
      <text:p text:style-name="P2">　取り合えず、この場に泣き崩れていても、何も始まらないことは分かる。</text:p>
      <text:p text:style-name="P2">　私は、ネグリジェの裾を歯で食いちぎると、それを包帯代わりに、頭に巻いた。</text:p>
      <text:p text:style-name="P2">　少し離れた位置に、砂に突き刺さっている白いガラクタのようなものがあることに気が付く。それが非難の際に使われた小型船の残骸だということは、嫌でも分かった。その開きっぱなしになっているドアから、私たちは投げ出されたのだ。</text:p>
      <text:p text:style-name="P2">　私はひとまず、その壊れたドアから中に入ると、船内を捜索した。ここでもう一体の死体を発見したのは予想外だったが、その後、酸素ポンベのようなもの、水、非常食、非常用のパラシュート、小型ナイフ、ショルダーバッグを発見して、入るものは全てそこにしまって、肩からかけた。割とズッシリ重かったので、しばらく迷った挙句、酸素ボンベのようなものを足元に投げ捨てた。</text:p>
      <text:p text:style-name="P2">　とりあえず、あの石の塀まで行ってみることにした。</text:p>
      <text:p text:style-name="P2"/>
      <text:p text:style-name="P2"/>
      <text:p text:style-name="P5">　３</text:p>
      <text:p text:style-name="P2">　私の中に、まだ淡い期待のようなものがあったんだと思う。</text:p>
      <text:p text:style-name="P2">　もしかしたら、ここはやっぱり地球なんじゃないか、という期待だ。</text:p>
      <text:p text:style-name="P2">　私が遠くから見た塀は、街を囲う塀だった。それに因み、中にはレンガ造りの家々が立ち並び、それらはちょっと古風で、おとぎ話にでも出てきそうな、風情溢れる街並みだった。けれどそれらの光景は、なんら珍しいことはない。こういう町並みは、<text:soft-page-break/>地球にもある。以前ＴＶで見たことがあるような気がする。</text:p>
      <text:p text:style-name="P2">　じゃあ何故私がここまで落胆しているのかといえば、それはこの通りを行き交う人々の姿にあった。どう角度を変えてみても、彼らは人間ではない。じゃあそこにいるのは何かといえば、幾つか種類が分類されるようだ――魚人のように見える種族、肌が甲羅のように堅く見える種族、耳が尖っている種族（これが、見かけは一番人間に似ていた）、全身緑色の種族等――様々な種類がいた。</text:p>
      <text:p text:style-name="P2">　ただ、彼らの立ち振る舞いだけは人間そのもので、すれ違う人同士挨拶をしたり、果物の入っている籠を肩に抱えたおばさんたちが世間話をしていたり……。ただ、聞こえてくる言葉は、私にはひとつも分からなかった。</text:p>
      <text:p text:style-name="P2">　塀の影に佇んでいる私は、ネグリジェのフードを深く被った。</text:p>
      <text:p text:style-name="P2">「やっぱり、ここは地球なんかじゃない。生命体が実在する、どこか別の星なんだわ」</text:p>
      <text:p text:style-name="P2">　私の今の正直な気持ちを一言で表すと、一番「恐怖」に近かった。彼らが二本足で歩いていく様には幾らか共感できるが、ここにいる子供たちを除き、大体の人々が二メートル程の背丈があったので、圧倒された。唯でさえ背が低い私は、見かける人見かける人を、見上げる形になる。</text:p>
      <text:p text:style-name="P2">　さて、私の両膝が震えている原因は一体どこにあるのか、頭の整理をして幾らか落ち着こうとした。そうよ、何故私はこれほどに怖気づいているの？　それはもちろん、ここが見知らぬ土地だし、知っている人が誰もいないから。なにしろ、人間がいないんだもの。そうよ、だから、こんな中で、生きていけるのかと不安になるんだわ。言葉も通じなけりゃ、突如現われた見かけの違う私が、何事もなかったかのように、彼らの生活に混じっていける筈がないじゃない。だから、私がこうして不安になるのも、仕方のないことなんだわ。</text:p>
      <text:p text:style-name="P2">　そう、なるほど、本当に今、私は、広い宇宙にひとりぼっちなんだわ。</text:p>
      <text:p text:style-name="P2">　結果、考えれば考えるほど、思いつめられた。そうやって弱気になっていた私の肩を、突然誰かが後ろから叩いた。</text:p>
      <text:p text:style-name="P2">　当然、私は驚いた。そして振り返るなり、二重に驚き、また悲鳴を上げた。</text:p>
      <text:p text:style-name="P2">　私の目の前に立っていたのは、緑色の種族だった。</text:p>
      <text:p text:style-name="P2"><text:soft-page-break/>「▽○＊Ш÷－％？」</text:p>
      <text:p text:style-name="P2">　二人いるうちの一人が、何か言葉をかけてきた。彼らは揃って驚いた顔をしている。私は、自分がこんなに臆病者だったことを初めて知った。とたんに足がガタガタ震えだして――背後になった塀に背中を預けなければ立っているのが難しくなった。その上、「ひぃ……」という意味の無い上ずった声が喉を通った。</text:p>
      <text:p text:style-name="P2">　緑色の種族たちは、仕事帰りなのか、汚れた作業着みたいなものを身に纏っている。彼らは、二人で何かを短く話し合ったあと、私の方に手を伸ばしてきた。</text:p>
      <text:p text:style-name="P2">「いやだっ、触るな！」私が言った。</text:p>
      <text:p text:style-name="P2">　私の抵抗も空しく、私はあっけなく二人の男に取り押さえられた。耳を引っ張られた。てっきり暴行を加えられるのかと思ったら、違った。私の耳に何か装着させたようだ。触ってみると、イヤリングの要領で、何かがついている。</text:p>
      <text:p text:style-name="P2">「お前、どこから来たんだ？」</text:p>
      <text:p text:style-name="P2">　急に、緑色の男の言葉が分かるようになったので、私はハッとした。</text:p>
      <text:p text:style-name="P2">「私……は……宇宙から……地球ていう星から来たのよ」私が答えた。</text:p>
      <text:p text:style-name="P2">「地球だって？」一人が驚いた。</text:p>
      <text:p text:style-name="P2">　風変わりな緑色の男たちは、かわるがわる私に質問を浴びかせてきた。質問するのは興味がある証拠だということを、以前父から聞いたことがある。だけど、今の私はそれをどう捉えていいか、分からない。</text:p>
      <text:p text:style-name="P2">　緑の男が、急に私のフードを後ろに降ろした。私の顔を改めて確認した彼らは、更に目を丸くさせた。</text:p>
      <text:p text:style-name="P2">「お前……まさか、人間か？」男が言った。</text:p>
      <text:p text:style-name="P2">「え？」私は密かに驚いた。奴らは、「人間」という種族を知っているのだ。となると、私の他にも、どこかに人間がいるのかもしれない。</text:p>
      <text:p text:style-name="P2">　急に私は、彼らとの距離を近く感じた。ようやく、数ミリの安堵の気持ちが生まれた。</text:p>
      <text:p text:style-name="P2">「ああ……だったら、私を人間のいる場所に案内してくれない。知り合いがいるかもしれないの」私が言った。</text:p>
      <text:p text:style-name="P2"><text:soft-page-break/>「待て、地球から来た、というのはどういうことだ？」男が言った。</text:p>
      <text:p text:style-name="P2">「本当に、地球から来たのか？」もう一人が続いた。</text:p>
      <text:p text:style-name="P2">「ちょっと、待って、なんでそんなに……」私がそれを言い終わらないうちに、また男が口を開いた。</text:p>
      <text:p text:style-name="P2">「生き残りが、いたのか？」</text:p>
      <text:p text:style-name="P2">「地球は、既に死んでる筈なのに、どういうことだ？」</text:p>
      <text:p text:style-name="P2">　質問をしてくる割に、私に答える隙を与えない、二名の大男。彼らの要領の悪さに、妙に腹が立ってきた。言葉が分かると、こうも急に余裕が生まれ、腹が立つものなのか。</text:p>
      <text:p text:style-name="P2">　それからも、彼らは私に質問を次々と降らし続けたが、私が腕を組んで、彼らを睨んでだんまりしているのを続けていたら、流石におとなしくなった。</text:p>
      <text:p text:style-name="P2">「おい、どうした？」男が言った。</text:p>
      <text:p text:style-name="P2">　それはこっちのセリフだ。私は仕方なしに気を取り直し、一回深呼吸すると、彼らに尋ねた。</text:p>
      <text:p text:style-name="P2">「ねぇ、さっき、地球が死んだ、て言ったわよね。それ、どういうこと？」</text:p>
      <text:p text:style-name="P2">　すると、緑の男たちは、雲をつかむような間抜けな表情で互いの顔を見合った。そのうち、一人が答えた――「地球は、死んだんだ」</text:p>
      <text:p text:style-name="P2">　私は、つまらないジョークだと思いつつも、若干愛想笑いを浮かべた。しかし、彼らの様子を見ていると、冗談ではなかったという雰囲気を悟った。</text:p>
      <text:p text:style-name="P2">「え……まさか、その話、本当なの？」私が言った。</text:p>
      <text:p text:style-name="P2">「本当さ。地球は、温暖化の影響で、殆どの陸が海に覆われた。その上、あらゆる土地がゴミで覆われていき、豊かな自然を失ったんだ。それだけじゃない。ついでに……」男が言った。</text:p>
      <text:p text:style-name="P2">「ついでに？」私は食いついた。</text:p>
      <text:p text:style-name="P2">「人間も、絶滅したんだ。」男が言った。</text:p>
      <text:p text:style-name="P2"><text:soft-page-break/>「うそ……ぜつめつ？」私が言った。</text:p>
      <text:p text:style-name="P2">「言っておくが、もう、何百年も前の話だよ」男が言った。</text:p>
      <text:p text:style-name="P2">「何百年前の……」</text:p>
      <text:p text:style-name="P2">　とつぜん、目の前が暗くなり、何も聞こえなくなった。風の音も、周りの人々が行き交う足跡も、日常の会話も。</text:p>
      <text:p text:style-name="P2">「お、おい、平気か？」</text:p>
      <text:p text:style-name="P2">　気がつくと私は、二人の男たちに支えられていた。倒れるところを助けられたようだった。目の前の景色が歪んで見える。まだ、頭の整理がつかない。</text:p>
      <text:p text:style-name="P2"><text:s/>――つまり、彼らの話をまとめるとこういうことだ。地球は死んだ。人間も死んだ。けど私は生きている。だから、私を見た彼らは驚いた。</text:p>
      <text:p text:style-name="P2"><text:s/>更に、私は自問自答を続ける――私が地球を発ったとき、地球は死んでいた？　ううん、全然そんなんじゃなかった。普段通り、みんな元気だったし、豊かで賑やかな星だった。</text:p>
      <text:p text:style-name="P2">　嘘みたいなことが、こうも簡単に起こりえるのだ。</text:p>
      <text:p text:style-name="P2">　おそらく私は今、何百年以上先の未来にいる。</text:p>
      <text:p text:style-name="P2">「……おい、聞いてるのか？」男が言った。</text:p>
      <text:p text:style-name="P2">「……え？」</text:p>
      <text:p text:style-name="P2">「お前、本当に……地球から来たっていうのか？」男が言った。</text:p>
      <text:p text:style-name="P2">「それは……それよりも、ねぇ、この星って……何色してたかしら」私が言った。</text:p>
      <text:p text:style-name="P2">「そりゃあ、緑色だよ」男が答えた。</text:p>
      <text:p text:style-name="P2">「緑色の……惑星」私が言った。</text:p>
      <text:p text:style-name="P2">　まさか、私が宇宙船に乗っていて、そしたら突然変てこな渦に呑まれて、それはきっと時空の渦で、何百年という壁を飛び越えて、調査しようとしていた星に墜落した、なんて正直に話したら、きちがいと思われるに違いないだろう。</text:p>
      <text:p text:style-name="P2"><text:soft-page-break/>「ねぇ、ここには、私以外に、人間はいないの？」私が尋ねた。</text:p>
      <text:p text:style-name="P2">「人間……？」男たちは一瞬ぽかんとした後、うち一人が「いるさ。一応はね」と曖昧な受け答え方をした。</text:p>
      <text:p text:style-name="P2">　ここまでのやりとりで、私の心は決まった。様子から察するに、この二人はそこまで悪そうではない。が、だからといって信用できる顔でもない。目だ。欲深い目をしている。ついでに言うと、この惑星全体も、平和で安全とはいかない星のようだ。もし平和であれば、足かせで繋がられた人々が、二列になって、荷物を運んでいる筈がない。あの光景はかつて歴史の教科書で見たことがある。あれが奴隷というものなのだ。</text:p>
      <text:p text:style-name="P2">「よし、今度はお前が答える番だ。お前、歳はいくつだ？　家族はいないのか？」男が尋ねてきた。</text:p>
      <text:p text:style-name="P2">「今年で十四。家族は……今はいない」私が答えた。</text:p>
      <text:p text:style-name="P2">「ふーん……そういうことか。見たところ、この土地は初めて、という感じだよなぁ。いや、それどころか、この星自体が始めてという感じさえする」</text:p>
      <text:p text:style-name="P2">　男たちの方も、私のことを品定めするかのように見てくる。気持ちが悪い。けれど私は、ここから一歩も動けなかった。信用しきれないとはいえ、直接危害を加えてきそうではない彼らに、誘導してもらう必要がある。人間がいる場所へ。行く末には、誰か信頼できる人を見つけて、事情を説明し、宇宙船を借りられる状況をつくることが最終目標だ。ここらの町並みを見渡すと少し不安になるが、こんな便利なイヤリングがあるくらいなのだから、当然それくらいあっておかしくない。</text:p>
      <text:p text:style-name="P2">　ただ、最大の難関は、私はもう一度あの時空の渦を見つけなくてはならないということだった。</text:p>
      <text:p text:style-name="P2">「……ねぇ、じゃあ、あなたたち、私を人間がいる場所まで案内してくれる？」私が言った。</text:p>
      <text:p text:style-name="P2">「もちろん、大歓迎さ」――「ついてきな」</text:p>
      <text:p text:style-name="P2">　私は、ゆっくりと歩き出した男たちの後をついた。その間、まだ落ち着かない私は、差し支えのない範囲で、少しでも多くの情報を掴もうとした。</text:p>
      <text:p text:style-name="P2">「ねぇ、あなたたち、宇宙が好きなの？」</text:p>
      <text:p text:style-name="P2">「別に」男が言った。</text:p>
      <text:p text:style-name="P2"><text:soft-page-break/>「だって、地球のこと、詳しいじゃない」私が言った。</text:p>
      <text:p text:style-name="P2">「それは……誰でも知っているようなことさ。もともと以前から人間との交流はあったし、それに、人間は地球からこの星に逃げてきたからさ」と、振り向かないままの男。</text:p>
      <text:p text:style-name="P2">「……じゃあ、この惑星に逃げてきた人間だけが、助かったのね？」と、私</text:p>
      <text:p text:style-name="P2">。</text:p>
      <text:p text:style-name="P2">「そう、奴らは、住める環境を求めて、逃げてきたんだよ。そして、この星で絶滅したんだ」と、緑の男。</text:p>
      <text:p text:style-name="P2">「絶滅した？　だって、さっき他にも人間がいる、て言ったじゃない」と、私。</text:p>
      <text:p text:style-name="P2">「お前、女なのに妙にサバサバしているな。まぁ、いいだろう……つまり、人間は絶滅されたとしていた。しかしそうではなかった。人間はかつて、絶滅種族に登録されていたこともあるんだ。……だから、今では人間を保護する機関があるんだよ。お前、怪我をしているみたいだし、これからお前をその安全な場所に連れていきたいんだ」緑の男が答えた。</text:p>
      <text:p text:style-name="P2">「そうだったの。そんなとこがあるね」と、私。</text:p>
      <text:p text:style-name="P2">　思ったより簡単にことが運びそうなので、心の緊張の糸が緩んだ。運がよければ、もしかしたらそこに、パパや、他にも宇宙船から逃げてきた仲間たちがいるかもしれない、なんて安易な想像も浮かんだ。だから、絶滅されたとされる人間がいた、となっていたとしたら……そう、きっとその可能性は高いように思えた。</text:p>
      <text:p text:style-name="P2">　今は何がなんでも、誰かとこの感情を分かち合いたかった。</text:p>
      <text:p text:style-name="P2">「決まりだな。じゃあ、そろそろ返してもらおうか」</text:p>
      <text:p text:style-name="P2">「痛いっ！」</text:p>
      <text:p text:style-name="P2">　男が急に、また私の耳を引っ張った。とたんに、再び目の前の男たちの会話が分からなくなってしまった。</text:p>
      <text:p text:style-name="P2">「どうして、それとっちゃうの？　それがないと、私、何も分からないわ」</text:p>
      <text:p text:style-name="P2">　私は憤慨してそう訴えた。（私が言葉を失っても、彼らには私の言葉が通じている筈だった）</text:p>
      <text:p text:style-name="P2">　前を歩いていく彼らは、少しだけ後ろを振り向くと、また訳の分からなくなった単語を並べた。彼らの身振り手振りから、<text:soft-page-break/>「これは貴重なんだよ、大事なんだ」という意思が伝わった。壊すつもりなんてないのに、随分とケチな奴らだ。</text:p>
      <text:p text:style-name="P2">　私は仕方なく、またフードを深く被って歩いた。お陰で歩きづらかったから途中でフードをとると、男たちがそれを許さなかった。私は言葉が分からないと分かっていながら投げやりに理由を尋ねると、当然返ってきたのは意味不明な言葉。たぶん、私が希少な人間だから、騒ぎになるのを防ぐ、とかそういう意味なのかもしれない。私は出来れば今は誰にも見られたくない気分だったから、まぁそれはそれで従っておいた。</text:p>
      <text:p text:style-name="P2"/>
      <text:p text:style-name="P2">　そんな調子で、数十分後、最終的に私が連れてこられたのは、少しも立派な建物なんかではなく、こじんまりとした建物だった。ごく普通のアパートに見える。そう、隣に建ってる建物となんら変わらない、一般的な建物なのだ。</text:p>
      <text:p text:style-name="P2">　彼らは細い階段を上がっていく。先が薄暗かったから、私はなんだか上るのを躊躇した。けれど、彼らは私を振り返ることなく黙々と上がっていくので、最後には彼らを見失わないように急いで駆け上がった。</text:p>
      <text:p text:style-name="P2">　これまた何の変哲もない扉を開けるまでは、私はそれなりに期待をしていた。中には宇宙船のメンバーがいて、私を見るなり目を輝かせるんじゃないかと。そして互いの無事を確認しあい、熱く抱擁しあって感動の再開を果たすんじゃないかと。けど決して現実はそんなんじゃなかった。</text:p>
      <text:p text:style-name="P2">　男が扉を開けると、そこにはだらしない生活空間が広がっていた。あれはカップ麺だし、それは菓子パンの空だ。</text:p>
      <text:p text:style-name="P2">　私は部屋の隅に腰を下ろし、毛布に包まったまま、ずっと不機嫌な顔をしていた。直にそれを見かねたのか、男の一人が、一瞬だけ私にイヤリングを貸してくれた。</text:p>
      <text:p text:style-name="P2">「安心しろ、ここは、俺たちの家だ。お前になんの危害を与える訳じゃない。今日はもう暗くなるから、明日の朝、お前をそこに連れて行く」</text:p>
      <text:p text:style-name="P2">　私はようやく納得すると、目の前の皿に盛られていた具沢山のスープを平らげた。疲れていたからか、私はその日、すぐに眠りに付いた。</text:p>
      <text:p text:style-name="P2"/>
      <text:p text:style-name="P2"><text:soft-page-break/></text:p>
      <text:p text:style-name="P5">　４</text:p>
      <text:p text:style-name="P2">　翌朝、私が目を覚ましたのは、大きな荷台の中だった。辺りを見回して自分が置かれた状況を思い出すと、とたんに、また夢を見続けなくてはならない奇妙な気持ちに襲われた。</text:p>
      <text:p text:style-name="P2">　今日は、「人間を保護する機関」へ連れてっていってもらう日だ。</text:p>
      <text:p text:style-name="P2">　振動とエンジン音で、この車は既に道を走っていることを知る。それにしても、なんだか家畜かのような運ばれ方だったから、腹が立った。ひょっとしてカルシウムが足りていないのかもしれない。――なぜ家畜のような運ばれ方だと感じたのかといえば、私のいる荷台が檻になっていたからだ。だからまるで私は掴まっているみたいで、その上、檻には大きなビニールシートがかぶされていて、外の景色も一切、シャット・ダウンされている。</text:p>
      <text:p text:style-name="P2">「少しは人間らしい振る舞いが出来ないの？」</text:p>
      <text:p text:style-name="P2">　誰に言う訳でもなくそう呟いてみたが、運転席にいるであろう彼らには、当然そんな決まり文句も無効だった。</text:p>
      <text:p text:style-name="P2">　もしかしたら、私はこれから動物園にでも運ばれるんじゃないかと不安になった頃、ようやく車が止まった。荷台のシートが外されようとしたとき、私は無意識に寝ているフリをした。</text:p>
      <text:p text:style-name="P2">　瞼の裏側が急に明るくなることで、カバーが外されたことを知る。男は私をいとも簡単に持ち上げると、そのまま肩に担ぎ上げて、どこかへ進んでいっている。眠っている演技というのは想像以上に大変だった。けれど、私にさほど興味がないからか、何の問題もないようだった。私は担がれた状態のまま、薄目を開ける。残念ながら、私の視界に現れたのは汗臭い男の広い背中だけだった。</text:p>
      <text:p text:style-name="P2">　首を左右に回して、見渡せる範囲で周りを見渡すと、確かに、何か施設のような立派な建物に向かっているようだ。見たところ動物園ではなさそうだ。ここらの街並みも、昨日私がいたところよりもずっと洗練されている。</text:p>
      <text:p text:style-name="P2">「わたし、起きたわ」</text:p>
      <text:p text:style-name="P2">　私がそう言うと、男が何か答えた。蹴り飛ばしてやりたい。こっちは何も聞こえないっつうのに。</text:p>
      <text:p text:style-name="P2"><text:soft-page-break/>「ねぇ、降ろしてってば。もう起きたんだから」</text:p>
      <text:p text:style-name="P2">「そうだわ。私、重いでしょう。悪いわ、一人で歩けるから」</text:p>
      <text:p text:style-name="P2">　あらゆる作戦に出ても、この男は私の腰をガッチリ掴んだまま放さない。私が肘打ちでも入れてやろうかと奴を睨んだとき、私はギクリとした。腕の色が、緑じゃなくて、青だったからだ。昨日の男たちじゃない。別の男ー―魚人族だ。</text:p>
      <text:p text:style-name="P2">「ちょっと、あんた誰よっ！」</text:p>
      <text:p text:style-name="P2">　私が暴れるのを完全無視して、結局、謎の男は、そのまま建物内に入っていった。正面の受付で何かやりとりをした後、そのまま、私を担いだまま進んでいく。後ろ向きに進むから、向かっている先が見えなくて、余計気が焦った。</text:p>
      <text:p text:style-name="P2">　ようやく奴の足が止まったかと思ったら、私は、突然ある一室に乱暴に放り込まれた。</text:p>
      <text:p text:style-name="P2">「なにすんのよ！」</text:p>
      <text:p text:style-name="P2">　私が体勢を立て直す間もなく、扉が乱暴に閉められた。</text:p>
      <text:p text:style-name="P2">　放り込まれる寸前に、首に何かをつけられたようだった。私はそれを手で触って確かめる。それは、革でできた首輪だった。真ん中の部分に何か文字かマークが刻まれているようだ。</text:p>
      <text:p text:style-name="P2">　私の頭の中と同じで、この部屋の中も真っ白だった。ただ、床一面に敷かれている絨毯だけは艶やかな緑色で、時々、赤と金の細かな刺繍が施されており、価値あるものであることを示していた。やけに明るい照明に反し、室内の子供たちの雰囲気は、寂しかった。なぜなら、ここの子供たちはみな、下を俯いていたり、泣いていたりしたからだ。ついでにいえば、人間はひとりもいなかった。</text:p>
      <text:p text:style-name="P2">「ここは……一体、なんなの？」</text:p>
      <text:p text:style-name="P2">　私が呟くと、私と同じ首輪をつけた岩肌の男の子（ここにいる大半が、岩肌の種族たちだった）が、私の方に近づいてきた。そして、何か言葉をかけてきた。</text:p>
      <text:p text:style-name="P2">「ごめんなさい。私、言葉が分からないの。」</text:p>
      <text:p text:style-name="P2">　そう言うと、男の子は黙ってしまった。きっと、彼の方も私の言葉が分からなかったのだろう。</text:p>
      <text:p text:style-name="P2"><text:soft-page-break/>　</text:p>
      <text:p text:style-name="P2">　しばらくすると、また別の足音が扉の方から聞こえてきた。二人以上はいる。</text:p>
      <text:p text:style-name="P2">　私は、その足音を聞きながら、あれこれと思考を巡らせた。足音が止まったとき、私は扉のすぐ脇に立った。扉が開くと、新たな子どもが、一人放り込まれた。そこに待機していた私は、それと入れ替わりに、制服を着ている奴らの脇の下を潜って逃げようとした。だけど、図体のでかい奴らをストレートに交わすことができない。私は、我武者羅に、奴らの身体をたたいたり、顔を引っ掻いたりした。</text:p>
      <text:p text:style-name="P2">　―「うわっ！」</text:p>
      <text:p text:style-name="P2"><text:s text:c="2"/>「ああっ！」―</text:p>
      <text:p text:style-name="P2">　悲鳴だけは、全種族共通らしい。</text:p>
      <text:p text:style-name="P2">「ＯＸ△％Ω…！」</text:p>
      <text:p text:style-name="P2">　奴らが腰から銃のようなものを取り出したかと思ったら、私は腹に鈍い衝撃を受け、挙句に部屋の奥の方まで吹っ飛んで、そこに横たわった。（子供たちが小さな悲鳴を上げた）</text:p>
      <text:p text:style-name="P2">　係りの男たちは、さも迷惑そうに何かを言い合うと、また扉に錠をかけて、その向こうに姿を消した。予想通り、奴らは同じ種族同士だから、私にイヤリングを奪われたことに全然気がついていないようだ。</text:p>
      <text:p text:style-name="P2">　―「全く、なんなんだ、今の子は……」</text:p>
      <text:p text:style-name="P2"><text:s text:c="2"/>「そういえば、人間だったなぁ。あの子が噂の？」</text:p>
      <text:p text:style-name="P2"><text:s/>　「売主が体を調べたようだが、何のしるしもないようだ。おそらく、本物だよ。」―</text:p>
      <text:p text:style-name="P2">　その会話はだんだん小さくなって、やがて消えていった。</text:p>
      <text:p text:style-name="P2">　手にしたイヤリングのうち、一つは自分の耳につけた。私はもうひとつを握ると、心配そうに私を見ている子供たちの間をすすみ、さっきの男の子に手渡した。（さっきの男の子は、この中で唯一明るい雰囲気を持っていたから、すぐに覚えられた。）</text:p>
      <text:p text:style-name="P2">「ねぇ、これをつけて」</text:p>
      <text:p text:style-name="P2"><text:soft-page-break/>　男の子は、目を輝かせてそれを受け取ると、耳に装着させた。</text:p>
      <text:p text:style-name="P2">「わぁ。僕、これをつけるのが夢だったんだ」と、男の子。</text:p>
      <text:p text:style-name="P2">「初めまして。私はラナよ。あなたの名前は？　ここはどこ？　あなたが知ってること、私に教えて」と、私。</text:p>
      <text:p text:style-name="P2">「やぁ、ラナ。僕には名前はないよ。ずっと奴隷として過ごしてきたから」と、男の子。</text:p>
      <text:p text:style-name="P2">「奴隷…？　あなた、奴隷なの？」私は驚いた。</text:p>
      <text:p text:style-name="P2">「そうだよ。奴隷として立派に働くために、これまでご主人さまに育てられてきたんだ。けど、その家の子供にいたずらされて、僕、左腕が動かなくなっちゃって……それで、またここで売られることにきまったんだ。」</text:p>
      <text:p text:style-name="P2">「そんな……ひどいわ」私が言った。</text:p>
      <text:p text:style-name="P2">「君は知らない？、僕の種族は、奴隷としての身分が定められているんだ」男の子が言った。</text:p>
      <text:p text:style-name="P2">「奴隷としての、身分？」私が言った。</text:p>
      <text:p text:style-name="P2">　部屋を見渡すと、岩肌の種族に、緑色の種族。確かに、それらしかいない。魚人に見えた種族と、耳がとんがっている種族は一人も見当たらない。</text:p>
      <text:p text:style-name="P2">「君って、肌が透き通っていて綺麗だね、ラナ。僕は君みたいな子を始めてみたよ」男の子が言った。</text:p>
      <text:p text:style-name="P2">「どうもありがとう。でも、この星ってヘンだわ。種族ごとに身分が決まってるなんて、ヘンだ。」と、私。</text:p>
      <text:p text:style-name="P2">「さぁ。僕には分からない。生まれたときからそうだったから。でも確かに、この星は、種族によって階級が定められているから、別名『階級の星』と呼ばれているんだ」と、男の子。</text:p>
      <text:p text:style-name="P2">「――階級の星？」私が言った。</text:p>
      <text:p text:style-name="P2">「そう。ここに連れて来られたからには、君も、きっと誰かに売られてしまうんだ。ここは、オークション会場だから。」</text:p>
      <text:p text:style-name="P2">「オークション会場……」私は、武者震いした。「ね……ねぇ、私、人間が保護されてる機関があるって聞いてきたんだけど」</text:p>
      <text:p text:style-name="P2">「ああ、それじゃ、君が人間なんだね。僕、生の人間を始めて見た。……人間は、希少でとっても価値があるんだ。それに、美しいから一部で爆発的な人気があるんだよ。そっか、それじゃあ、君はきっとどこかの大金持ちの家に行くんだね」男の子が<text:soft-page-break/>言った。</text:p>
      <text:p text:style-name="P2">「……」人間が希少で価値があることだけは確かだった。けど、今そんなことは、なんの励ましにもならない。</text:p>
      <text:p text:style-name="P2">「馬鹿馬鹿しい、こんなこと」私はそう言って、首にかけられている首輪を外そうとした。だけど、それを弄ったとたん、体に電流が流れてきたので、私は体を捩じらせ、唸った。男の子は、心配そうに私の肩に手をやった。</text:p>
      <text:p text:style-name="P2">「無駄だよ、ラナ。それは絶対に外れない。逃げられないようになってるんだ。もし君が、さっき係りの人たちに取り押さえられてなかったら、君はきっと失神していたよ」</text:p>
      <text:p text:style-name="P2">「こんなのって……」と、私。</text:p>
      <text:p text:style-name="P2">「ほら、もう始まるよ。壁が外される」男の子が言った。</text:p>
      <text:p text:style-name="P2">　突然、扉のある壁以外の三面が、動き出した。それらの壁は、一面シャッターになっていたようで、下へ下がっていく。そこから覗いた新しい景色は、大勢の人々だった。それは野球場の観客席が急に現われたかのようで、あらゆるところで起こっているお喋りが歓声となって耳に届けられる。何を考える暇もないまま、とたんに、私たちがいる床一面が、ゆっくりと上昇していった。</text:p>
      <text:p text:style-name="P2">「うわぁっ」</text:p>
      <text:p text:style-name="P2">「気をつけて、ラナ。落ちないように、みんな中心に集まるんだ」</text:p>
      <text:p text:style-name="P2">　男の子の支持で、部屋にいた子供たちは、みんな中心に身体を寄せ合って、身を震わした。</text:p>
      <text:p text:style-name="P2">　気がつけば、大きなスクリーンが外にはあって、そこに私たちの様子が映し出されていた。私の顔も映っていて、そこにいた私は観客を睨みつけていた。</text:p>
      <text:p text:style-name="P2"/>
      <text:p text:style-name="P2"/>
      <text:p text:style-name="P5">　５</text:p>
      <text:p text:style-name="P2">　『さあ、楽しいショーの始まりだよ。順に説明していこう。一番は今年で十一歳。ちょうど働きざかりの男の子だよ。真面目<text:soft-page-break/>でなんでもいうことを聞くよ。二番は九歳の女の子だよ。ちょっと背が低いけど手先が器用な、穢れのない女の子、オススメだよ。続いて三番は……』</text:p>
      <text:p text:style-name="P2">　ナレーターによる私たちの紹介が始まった。まるで商品のように説明されていくので、全身に鳥肌が立った。虫唾が走る、という感覚はこのことなのだろう。</text:p>
      <text:p text:style-name="P2">　とうとう、私の番が来た。私のテンションとは裏腹に、ナレーターの声のトーンは１オクターブ高くなった。</text:p>
      <text:p text:style-name="P2">『さぁ、いよいよ次は、今日の主役十二番だよ、なんと、正真正銘、本物の人間だよ！　話によると、突如この地に現れたという、謎に包まれた美しき人間の女の子だ！』</text:p>
      <text:p text:style-name="P2">　周りから、「うぉー！」という獣のような歓声が上がった。その熱気に煽られて、私の身体が勝手にガタガタ震え始めた。全身がまったく言うことをきかない。</text:p>
      <text:p text:style-name="P2">「十四歳、まだ十四歳の可愛い女の子。中々最近は若い人間を出品できずにいたので、私もようやく肩の荷が下りました。どうぞ、みなさん後悔のないように、思うぞ分楽しんでいってくださいね！」――「次に、最後十三番……』</text:p>
      <text:p text:style-name="P2">「ラナ。君って、すごい人気だ」イヤリングを渡した男の子（八番で紹介された）が興奮して、私の腕を揺すった。私には返す言葉がない。</text:p>
      <text:p text:style-name="P2">『さあ、お客さんからの質問タイム、かつ、商品のアピールタイムだよ！　互いに後悔のないよう、思う存分、じゃんじゃんやってね！』</text:p>
      <text:p text:style-name="P2">　笛の音を合図に、オークション会場に来た客席の奴らの、賑やかな声が飛び交う。（彼らの席には、すべてマイクが設置されていた）</text:p>
      <text:p text:style-name="P2">　――「六番！　君は力持ちかい！？」</text:p>
      <text:p text:style-name="P2"><text:s/>　　「九番の顔をもっとよく映してくれ！」――</text:p>
      <text:p text:style-name="P2">　私は首を横に振った。「……あ…呆れた」</text:p>
      <text:p text:style-name="P2">「君は人気があるから、売れ残る心配がない。羨ましいよ」八番の子が言った。</text:p>
      <text:p text:style-name="P2"><text:soft-page-break/>「売れ残る心配？　売れ残って何が悪いというの？」と、私。</text:p>
      <text:p text:style-name="P2">「そうか……君はきっと大丈夫だから、知らされなかったんだね。僕ら奴隷は、もし売れ残ったら、見世物になって殺されてしまうんだ」と、八番の子。</text:p>
      <text:p text:style-name="P2">「え……？」私が聞き返した。</text:p>
      <text:p text:style-name="P2">　そう言われて初めて気がつく。売られる子供たちはみんな、必死になってアピールをしている。おそらく高所恐怖症なのだろう、何も出来ずに床に這いつくばってる子もいる。</text:p>
      <text:p text:style-name="P2">「見世物になって、殺される……？」私が眉をしかめた。</text:p>
      <text:p text:style-name="P2">「そうだよ。もし売れ残ったら、猛獣と一緒の敷地内に追いやられて、僕たちが逃げ惑う。その様子を見て、観客席が賑わうんだ。このオークション会場に出席するには、高い金がいるんだよ。買う気はないけど、この最後のショーを楽しむ目的のお客さんだって大勢いるんだ。」と、八番の子。</text:p>
      <text:p text:style-name="P2">「そんな……」私は絶句した。</text:p>
      <text:p text:style-name="P2">「毎回、一人か二人は売れ残るんだ。だからみんな、必死なんだよ。これがあるから、自分を買い取ってくれたご主人様に感謝もするようにもなる。僕もそうだった。……あ、ごめん、僕もそろそろアピールしなきゃ。僕、ただでさえ左腕が効かない、て説明されちゃったから」</text:p>
      <text:p text:style-name="P2">　八番の子は前に出て行くと、体を叩いて手拍子したり踊ったりして、陽気さをアピールし始めた。その中で、私は唯一呆然として、そこに崩れるように座ったままでいた。</text:p>
      <text:p text:style-name="P2">　しばらくすると、観客から私「十二番」への野次が飛ばされはじめた。</text:p>
      <text:p text:style-name="P2">　――「おーい、十二番！　人間だからって調子に乗るな！　何か芸をやってみせろ、必死に訴えてみせろ！」</text:p>
      <text:p text:style-name="P2"><text:s/>　　「そうだ、そうだ！」――</text:p>
      <text:p text:style-name="P2">　面白そうに、次々と野次が上がる。もちろん、私は何も反応しない。握り締めたこぶしに更に力を入れるだけだ。このクソが。</text:p>
      <text:p text:style-name="P2">　――「もしそうやって、そんな態度のままだったら、ワシら全員でお前をボイコットしてもいい。人間が逃げ惑うシーンを見<text:soft-page-break/>られるのも、そうそうないしな！」</text:p>
      <text:p text:style-name="P2"><text:s/>　 「そうだ、それがいい」</text:p>
      <text:p text:style-name="P2"><text:s text:c="2"/>　「そうだ、そうだ！」――</text:p>
      <text:p text:style-name="P2">　観客席が怒りはじめた。今や、観客席みんなの注目が、私一人に集まっているようだった。スクリーンにも、私の顔がアップで映されていた。周りにこんなに身を張ってアピールをしている子たちがいるのに、よりによって、この私の不機嫌そうな顔が映し出されている。</text:p>
      <text:p text:style-name="P2">　司会が言う。</text:p>
      <text:p text:style-name="P2">『おい、十二番。言われているぞ？　このままだと売れ残ってしまうぞ、いいのか？』</text:p>
      <text:p text:style-name="P2">　ちょっとおどけたようなその口調に、私の堪忍の緒が切れた。その勢いで、私は思わず立ちあがっていた。すると、「おお」というどよめきが走った。観客の大半は、私が慌てて何か芸を始めるとでも思ったのだろう。</text:p>
      <text:p text:style-name="P2">　私は大きく息を吸った。</text:p>
      <text:p text:style-name="P2">「うるさいっ！」</text:p>
      <text:p text:style-name="P2">　会場が、少し静かになった。しばらくの沈黙のあと、司会が恐る恐る口を開いた。</text:p>
      <text:p text:style-name="P2">『おい、ダメだぞ、お客様たちにそんな口の聞き方をしちゃ……』</text:p>
      <text:p text:style-name="P2">「だから、うるさいっての、さっきから！　あんたは黙ってろ！　……いい？　私は、あんたらに買われるくらいなら、獣に食い殺された方がずっとマシ！　……ふん、弱肉強食の世界だもん、そう思えば、仕方ないわよね。それに比べてなに？　あんたらは。いい大人がよってたかって、こんな小さな子たちに……ふざけるな！」</text:p>
      <text:p text:style-name="P2">『……お、おい、十二番……』</text:p>
      <text:p text:style-name="P2">「ボイコットだ？　…笑っちゃうよね。あんたらに買われるなんて、こっちからお断りなんだよ！」</text:p>
      <text:p text:style-name="P2">　私はそれだけ言うと、またその場に胡坐をかいて座った。</text:p>
      <text:p text:style-name="P2">　子供たちは皆目を丸くさせて、私のことを見ている。</text:p>
      <text:p text:style-name="P2"><text:soft-page-break/>　それから少しすると、静かだった観客席に、またどよめきが起こった。気になって見ると、特別席のように設けられていた――高い位置にある立派な机についていた耳の尖った種族が、札を上げ、席を立っていた。スクリーンにも、そいつの顔がアップで映し出されている。</text:p>
      <text:p text:style-name="P2">『これはなんと……、マンブシさん。どうなされましたか……？』</text:p>
      <text:p text:style-name="P2">「おもしろい。その娘、私が貰おう」</text:p>
      <text:p text:style-name="P2">　観客席がまた沸いた。私も驚いて、スクリーンを二度見した。もちろん、嬉しかったからじゃない。この上なく、嫌な展開になりそうだったからだ。</text:p>
      <text:p text:style-name="P2">『マンブシさんが、商品を買い付けるだなんんて、これは珍しい。しかし、ここはオークション現場。他の皆さんとも競り合ってもらわなければなりません。なんといっても十二番は……』</text:p>
      <text:p text:style-name="P2">「分かっておる。三百ビス。三百ビスで貰おう」</text:p>
      <text:p text:style-name="P2">『な……なんですと？』</text:p>
      <text:p text:style-name="P2">　会場内がざわついている。一体それがどういう値なのか私には分かりかねるが、周囲の反応からすると、きっと桁外れの数字に違いない。</text:p>
      <text:p text:style-name="P2">『な……なるほど、三百ビスでよろしいですね？　他のみなさんも、相違はありませんね……？』</text:p>
      <text:p text:style-name="P2">　すると観客席からボロボロと愚痴が漏れる。その様子を見ていると、まるで新手の芸人たちに見えてくる。ただし、ちっとも笑えない。</text:p>
      <text:p text:style-name="P2">　――「くそう、わしもほしかったな～。」</text:p>
      <text:p text:style-name="P2"><text:s/>　　「おもろい、流石マンブシさんじゃ。目の付け所がちがうわい。適わんわ」</text:p>
      <text:p text:style-name="P2"><text:s/>　　「三百ビスじゃ到底手が届かんわい。今度レンタルお願いできんかのう」――</text:p>
      <text:p text:style-name="P2">『で、では、三百ビスで、十二番落札！』</text:p>
      <text:p text:style-name="P2">　ナレーターの声が明らかに上ずった。その理由は至って簡単。子供の私にだって分かる。今の一言で、奴の懐があたたまるか<text:soft-page-break/>らだ。</text:p>
      <text:p text:style-name="P2">　大体、納得のいかないことばかりだ。私はラナだ。パパとママの子供だ。私はその他の誰のもんでもない。売られたり買われたりなんかしない。しかし実際は、たった今の出来事で３００ビスという金が第三者から第三者へ、私とは関係ないところで動いていく。大体、３００ビスって何だ。ビスケットの単位か？</text:p>
      <text:p text:style-name="P2">　私は悔しくてたまらなくなった。油断をすれば、目尻から涙が流れそうだった。</text:p>
      <text:p text:style-name="P2">「す、すごいなぁ……ラナは…。」と、八番の子が呟いた。</text:p>
      <text:p text:style-name="P2"/>
      <text:p text:style-name="P2"/>
      <text:p text:style-name="P5">　６</text:p>
      <text:p text:style-name="P2">　その後、次々と落札は進み、最後に残ったのは、例の八番の子だった。</text:p>
      <text:p text:style-name="P2">　私が青ざめて彼を見守っていると、彼は力なく首を横に振った。</text:p>
      <text:p text:style-name="P2">「もう、僕は仕方がないんだ。僕はこれで二度目の出場だし。回数が多いほど、難ありと思われて価値は下がるんだ。現に、僕は左手が利かない。僕はここに来る前から、こうなること覚悟していたんだから、大丈夫」八番の子が言った。</text:p>
      <text:p text:style-name="P2">「何を言っているのよ、そんな、あきらめちゃダメよ」と、私。</text:p>
      <text:p text:style-name="P2">「もう決まったも当然なんだよ。最後の一人になると、みんな暗黙の了解で落札なんかしないんだ。何故って？　例のショーを観たいからさ」と、八番の子。</text:p>
      <text:p text:style-name="P2">「こ…こんなのって、おかしい！　なんで、あんたがそんな目に遭わなきゃならないの？　だって、あんたはすごくイイ奴じゃない！」私が言った。</text:p>
      <text:p text:style-name="P2">「ありがとう。君は優しいね。僕、最後に君みたいな綺麗な子に会えてよかった」と、八番の子。</text:p>
      <text:p text:style-name="P2">　会場はうずいていた。それに引き換え、このステージ上の子供たちだけが、みな涙を流して８番を見つめていた。私にはハッキリと分かった。この会場にいる中でまともなのは、この子供たちだけだ。他はどうにかしている。狂っている。</text:p>
      <text:p text:style-name="P2"><text:soft-page-break/>『さぁ、ショーが始まるよ。買主が決まった子供たちは、その場に残って。八番、君は最期に、この会場に大きな貢献をするんだよ。おめでとう！　さぁ、分かったら、君は、その階段をとっとと下りて、エレベーターに乗るんだ。下まで送るからね』</text:p>
      <text:p text:style-name="P2">　口ではああ言っていたものの、八番の身体は震えていた。ムリもない。見る限り、小学生くらいの男の子が、こんな形で死と直面するのだ。自らの意思とは関係なしに。どんな身なりの大物だって、どんな英雄だって、死は怖い。それだけはずっと続いてきた。それなのに……</text:p>
      <text:p text:style-name="P2">　八番は不自然な仕草で進んでいくと、真ん中にある階段を一段下りた。今まで気がつかなかったが、その下にはエレベーターがあって、今はその扉が開いていた。</text:p>
      <text:p text:style-name="P2">「待って！」私は、八番の子の腕首を掴んで引き止めていた。</text:p>
      <text:p text:style-name="P2">「な……なに？」今にも泣き出しそうな声と共に、八番は振り返った。だけど男として、これ以上は泣くまいと必死でこらえているのが分かった。なんて健気なのだろう。私は、その彼の姿を見て決めた。私は、絶対にこの手を放さない。</text:p>
      <text:p text:style-name="P2">「行っちゃだめよ。なんで行く必要があるの？」私が言った。</text:p>
      <text:p text:style-name="P2">「え……、だって」と、男の子。</text:p>
      <text:p text:style-name="P2">「あんたが、何か悪いことした？　この会場の奴らに借りでもある訳？　あなたのその命、粗末になんかさせない！」私が言った。</text:p>
      <text:p text:style-name="P2">「ラナ……でも僕……。うう……」</text:p>
      <text:p text:style-name="P2">　私は開いている方の手を挙げた。すると、私がスクリーンに映し出され、声も拾われた。</text:p>
      <text:p text:style-name="P2">「意義あり、意義ありよ！」</text:p>
      <text:p text:style-name="P2">『どうした？　十二番』</text:p>
      <text:p text:style-name="P2">「私を買うとか言った奴、確か、マンブシ……とか言ったわね」</text:p>
      <text:p text:style-name="P2">『こら、なんていう口の利き方を……』</text:p>
      <text:p text:style-name="P2">「いや、いいんだ、いいんだよ」そう言って、マンブシが周りからの祝福を受けながら、また腰を上げ、スクリーンに映し出さ<text:soft-page-break/>れた。スクリーンはニ分割され、半分に奴、残り半分に私の顔が映し出されている。</text:p>
      <text:p text:style-name="P2">「いかにも。私が、マンブシ。君のご主人だ」</text:p>
      <text:p text:style-name="P2">「バカ言わないで。たった今の口頭のやりとりで、私があんたの主人だって？　……ほんっと、笑えるわ。あんたたちって、頭おかしいわよね」私が言った。</text:p>
      <text:p text:style-name="P2">『こら、十二番。口をつつしみなさい』</text:p>
      <text:p text:style-name="P2">「それはこっちのセリフだ。そんな風に言ってもらっては困るな。もう十二番は私のものなんだ」マンブシが言った。</text:p>
      <text:p text:style-name="P2">『あ…っ、大変失礼致しました』</text:p>
      <text:p text:style-name="P2">　私は、スクリーンに映っているマンブシの四角い顔をにらみつけた。マンブシの方は、余裕のある笑みを浮かべている。</text:p>
      <text:p text:style-name="P2">「私、あんたのところになんか行かないからな」私が言った。</text:p>
      <text:p text:style-name="P2">「ほう」マンブシが言った。</text:p>
      <text:p text:style-name="P2">「だけど、私の要件を聞いてくれたら、そうしてもいい」私が言った。</text:p>
      <text:p text:style-name="P2">「ほう、おもしろい。言ってみなさい、その要件とは？」マンブシが言った。</text:p>
      <text:p text:style-name="P2">「この子――この八番の子も、あんたが引き取るのよ！」私が言った。</text:p>
      <text:p text:style-name="P2">　会場内がザワついた。私の横で、八番の子が「ラ、ラナ……」と言って唇を震わせた。</text:p>
      <text:p text:style-name="P2">「それは出来ない。理由は至ってシンプルだ。私は、八番にこれっぽっちも魅力を感じない。よって利益がない」</text:p>
      <text:p text:style-name="P2">　マンブシはあっさりとそう答えた。血も涙もないような、冷血な眼で。</text:p>
      <text:p text:style-name="P2">「じゃあ、私はあなたの言うようにはならない」私が言った。</text:p>
      <text:p text:style-name="P2">「それはどうかな。私がその要件を呑まないしろ呑むにしろ、これは法律で定められていることだ。君の意思は関係ない」と、マンブシ。</text:p>
      <text:p text:style-name="P2">「法律？　ばかばかしい。どうして、こんな訳のわからない星の法律に、私が従わなくちゃいけないの」――「私の意志はちゃんとここにある。私さっき言ったよね。買われるくらいなら、死んだ方がマシだって」</text:p>
      <text:p text:style-name="P2"><text:soft-page-break/>「ほう？　だったらどうすると？」マンブシが言った。</text:p>
      <text:p text:style-name="P2">　私は、一歩、また一歩、前に踏み出た。つま先がもう少し前に出たら、紛れもなく私はバランスを崩して下に落下するだろう。</text:p>
      <text:p text:style-name="P2">　会場内がまた一段と煩くなった。その中には、「待て、飛び降りるなんて勿体無い。飛び降りるくらいなら、獣に食われなさい！」というバカげた声も、私の耳に届いた。</text:p>
      <text:p text:style-name="P2">　マンブシは、何一つ表情を崩さない。</text:p>
      <text:p text:style-name="P2">　私は、風に煽られながら、目を閉じて、大きく深呼吸した。大丈夫。そんなに高くない。この高さなら、いける。</text:p>
      <text:p text:style-name="P2">『なにをやってる、十二番。はやく、戻りなさい！　命を粗末にするんじゃない！』</text:p>
      <text:p text:style-name="P2">　私は目を開けると、思わず鼻で笑った。私だけじゃない筈だ。おそらく会場内にいるほぼ半数がその言葉の空しさ、矛盾さに戸惑った筈だ。</text:p>
      <text:p text:style-name="P2">　そんな中、八番の子は大慌てで、私を引きとめようとしていた。</text:p>
      <text:p text:style-name="P2">「いい、いいよラナ。僕なんかのためにそんな……っ」</text:p>
      <text:p text:style-name="P3">　私は、一旦、八番の方に向き直ると、腰を屈めて、そんな八番に、あるものを託した。カバンの中に入っていた、あれだった。</text:p>
      <text:p text:style-name="P2">「いい？　あんた、私がこっから飛び降りたら、それを背負ってあなたも続くのよ」</text:p>
      <text:p text:style-name="P2">「え、どういうこと？　そんな、僕……」</text:p>
      <text:p text:style-name="P2">「大丈夫、こわくない。このままあいつらの見世物にされていいの？」――「あんたに渡したコレは、あんたを守るものだよ。そう、そうやって背負って。飛び降りたらすぐ、この紐を引くの。絶対よ。そうしたら、あんたは助かるから。ね、私を信じて」</text:p>
      <text:p text:style-name="P2">　私は、八番の言葉を待たずに、そっから飛び降りた。ちっとも怖くなかった。何故なら、マンブシに言った言葉は、全て私の本心だったからだ。</text:p>
      <text:p text:style-name="P2">　最後に「待て！」というマンブシの声を聞いた。</text:p>
      <text:p text:style-name="P2">　私はただ飛び降りただけじゃない。ポシェットに閉まってあった護身用のナイフをステージに敷かれていた飾り布に突き刺し<text:soft-page-break/>て落下していった。飾り布は鈍い音を立てて裂けていく。けれど、途中で刃が折れて、最後は地面に激しく叩きつけられた。</text:p>
      <text:p text:style-name="P2">「う……い……」</text:p>
      <text:p text:style-name="P2">　私はしばらく、唸り声を上げて身じろぎするしか出来なかった。頭が破裂する……と思った。このまま気を失うのかもしれない、と思ったが、時間が経つにつれ、頭の痛みは治まった。視界もよくなり、意識もハッキリとした。全身を強く打ったし、片足を捻ったけど、なんとか歩ける。身体の下には、獣の通り道のために用意されたフカフカの赤い絨毯があった。これがあったお陰で、きっと命拾いした。なぜなら、まだ走ることができるからだ。</text:p>
      <text:p text:style-name="P2">　檻の中で待機していたライオンが、私の方めがけて何度も突進してきた。その度に檻がガシャンガシャンと唸った。大きく開けられた口の中に糸が引いている。その迫力に、私は一瞬息を止めた。このオークションが開かれる度に、過去に一体何人もの子達がこの恐怖を味わってきたのだろうと思うと、かつて感じたことの無い感情が込みあがってきた。</text:p>
      <text:p text:style-name="P2">　上を見ると、八番がこっちを見下ろして唖然としていた。</text:p>
      <text:p text:style-name="P2">「ら……らな。凄い。かっこいい。もう、僕こわくなんてない。どうなったっていい、ねぇちゃんについていくよ！」</text:p>
      <text:p text:style-name="P2">　八番は、私に続いてそこから飛び降りた。きっと死ぬ思いだっただろう。けれど最後にはちゃんとパラシュートが作動して、私が彼を受け止めた。</text:p>
      <text:p text:style-name="P2">「た、助かった……はぁ、はぁ……。あ、もう首輪の電力が解除されてる。ねぇちゃん、外すなら今だ！」八番の子が言った。</text:p>
      <text:p text:style-name="P2">「オーケー！」私は、首輪を外した。そして、二人とも、ここから一目散に駆け出した。元々私たちがいた部屋の扉を抜けようとする。ダメだ、鍵がかかっている。対抗線に見えるドアまで一挙に走っていくと、なんとかそこから外に出ることができた。客席から、楽しそうな歓声と責め立てるような歓声が同時に鳴り響いていた。</text:p>
      <text:p text:style-name="P2"/>
      <text:p text:style-name="P2">　廊下に出ると、私たちは我武者羅になって走り続けた。煩わしい騒ぎが少し静かになって遠くへ消えた。私たちは長い通路を休むことなく走り続けた。突然、辺りから警報音が鳴りだした。一定の間隔で取り付けてあるランプが、赤く点灯を始めた。</text:p>
      <text:p text:style-name="P2">　――「あ、いたぞ、こっちだ！」</text:p>
      <text:p text:style-name="P2"><text:soft-page-break/><text:s/>　　「十二番には傷を付けるな！」――</text:p>
      <text:p text:style-name="P2">　向かいから、警備の服装の男たちが現われた。彼らはみな、片手に空気銃を手にしてはいるが、大御所であるマンブシの契約の手前、それを活用できない様子だった。私はそれをいいことに、コウに先頭を走らせ、踵を返した。角を曲がったとき、また新たな一人の警備員とぶつかった。その衝撃で、三人とも尻餅をついた。すぐに警備員が私に銃口を向けたが、ふと何かに気がついたように、やはり引き金を引けない。諦めたように八番の子に銃口が向きなおされる。私は８番の子を腕で庇い、持っていたナイフ――刃が折れている――をその男の喉元に突きつけた。</text:p>
      <text:p text:style-name="P2">「あんた、死にたいの。そこを通しなさい」私が言った。</text:p>
      <text:p text:style-name="P2">　警備員が動揺した隙に、八番の子が警備員の腕を蹴って、空気銃を床に落とした。八番の子は、それをすかさず拾って、右手で大事そうに抱えた。</text:p>
      <text:p text:style-name="P2">「ナイスよ！」私がそう言うと、八番ははにかんだように、白い歯を光らせた。</text:p>
      <text:p text:style-name="P2">　銃を奪われた警備員は、今までこんな修羅場に出くわしたことが無かった様子で、私たちの後を追うことなく、その場に腰を抜かしている。子供たちにあんなショーを企んどいて、自分は首もとにナイフを突きつけられただけでアレだ。全く呆れる。きっと、あの高いステージ上に放り出されたとしたなら、オシッコをちびってしまうに違いない。</text:p>
      <text:p text:style-name="P2">　八番の子は、後ろを振り向くと、さっきの警備員の背後に銃口を向け、引き金を引いた。私はそれを止めた。</text:p>
      <text:p text:style-name="P2">「なんでだよ、僕は殺されそうになったのにっ」八番が言った。</text:p>
      <text:p text:style-name="P2">「ひとを無闇に打たないの。それじゃ、あいつらと何ら変わらない。無闇に打ったらダメなよ。本当に必要なときだけ。それと、頭は打っちゃダメ。危険だから。ほらっ、いくよ」</text:p>
      <text:p text:style-name="P2">　私は、八番の子の手を引っ張った。もう息が切れていて、体力の限界を感じたけれど、それからは私たちの思うようにことは運んでいった。空気銃を手にしたことが大きかった。八番の子は私のいいつけを守りつつ、勇敢に空気銃を警備員たちの足元に撃ちながら走った。うまいように警備員を交わしながら、ようやく、エントランスにありついた。</text:p>
      <text:p text:style-name="P2">　私たちがオークション会場の建物から出たとき、前の大通りを、丁度よく一台のトラックが通りかかった。それは、赤信号で<text:soft-page-break/>停車した。荷台にはカーテンがされてあるが、その向こうにはたくさんのダンボールが詰れているのが見えた。たぶん引越し業者かなんかだろう。私たちは何を言うでもなく、互いにアイコンタクトを取ると、その荷台目掛けて、飛び乗った。そして、素早くダンボールの中に紛れる。</text:p>
      <text:p text:style-name="P2">　少し遅れて警備員たちが外に出たとき、丁度信号が青になり、トラックが走り出した。警備員たちは私たちを指差すと、何かを叫んだ。</text:p>
      <text:p text:style-name="P2">「ふん、いい気味め」男の子が言った。</text:p>
      <text:p text:style-name="P2">　私は、少しも呼吸が休まらなかった。今頃になって、遅れて震えが出てきた。ヘタしたら、本当に二人とも死ぬところだったのだ。</text:p>
      <text:p text:style-name="P2">　落下した際にくじいた右足が、不気味な紫色に腫れていた。これまで、恐怖のあまり痛みをあまり感じなかったけど、きっと今日はこれ以上歩けないだろう。</text:p>
      <text:p text:style-name="P2">　私が患部を摩っていると、八番が心配して、私の足を覗き込んだ。</text:p>
      <text:p text:style-name="P2">「平気よ、一晩休めばきっとよくなるわ」私が言った。</text:p>
      <text:p text:style-name="P2">「ねぇちゃん、本当に平気？　頭も、血が出てるし……あいつらに、やられたの？」と、八番。</text:p>
      <text:p text:style-name="P2">「ふふ、ううん、これは関係ない、元からある傷よ」と、私。</text:p>
      <text:p text:style-name="P2">　昨日まで、早く宇宙船の仲間たちに会いたいと懇願していた。けれど今は違う。少しでも多くの仲間たちが、ここにいないことを願う。この厄介な時代に訪れていないことを。そしてちゃんと、いるべき時代の地球に還れていることを。</text:p>
      <text:p text:style-name="P2">「ね、ねぇちゃん……」男の子が言った。</text:p>
      <text:p text:style-name="P2">「どうしたの、あんた、顔赤いけど。もしかしたら熱でもあるんじゃないの？」と、私。</text:p>
      <text:p text:style-name="P2">「その……ぱ……パンツが……見えてる……」と、男の子。</text:p>
      <text:p text:style-name="P2">「……ぎゃあ！」私は、慌てて立てていた膝を伸ばした。全く、このネグリジェはなんて不便なんだろう。私は普段パンツ姿が殆どで、スカートなんて滅多にはかなかった。このネグリジェも、「十四になったんだから、そろそろ女らしい格好もしなさ<text:soft-page-break/>い」てことで、ママが買ってくれたものだった。とにかく、女らしい仕草や、気をつけるべきことなど、全然身についていない。これだ。</text:p>
      <text:p text:style-name="P2">　それからしばらくは、私の勝手な機嫌の都合で、それっきり</text:p>
      <text:p text:style-name="P2">口を利かなかった。向こうも向こうで照れているのか、やりづらそうにしていた。もう、お互いそんな状況じゃないのに。</text:p>
      <text:p text:style-name="P4">―――――続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style style:name="MT2" style:family="text">
      <style:text-properties fo:font-size="11pt" style:font-size-asian="11pt" style:font-size-complex="11pt"/>
    </style:style>
    <style:page-layout style:name="Mpm1">
      <style:page-layout-properties fo:page-width="29.7cm" fo:page-height="21.001cm" style:num-format="1" style:print-orientation="landscape" fo:margin-top="2cm" fo:margin-bottom="1cm" fo:margin-left="2cm" fo:margin-right="2cm" fo:background-color="transparent" style:writing-mode="lr-tb" style:layout-grid-color="#c0c0c0" style:layout-grid-lines="30" style:layout-grid-base-height="0.45cm" style:layout-grid-ruby-height="0.353cm" style:layout-grid-mode="both" style:layout-grid-ruby-below="false" style:layout-grid-print="tru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pan><text:span text:style-name="MT2"><text:page-number text:select-page="current">1</text:page-number></text:span><text:span text:style-name="MT1">－</text:span></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2:57:54.32</meta:creation-date>
    <meta:editing-duration>P8DT57S</meta:editing-duration>
    <meta:editing-cycles>834</meta:editing-cycles>
    <meta:generator>OpenOffice.org/3.4.1$Win32 OpenOffice.org_project/341m1$Build-9593</meta:generator>
    <dc:date>2013-12-14T08:43:45.76</dc:date>
    <meta:print-date>2013-04-30T21:30:35.76</meta:print-date>
    <meta:document-statistic meta:table-count="0" meta:image-count="0" meta:object-count="0" meta:page-count="32" meta:paragraph-count="419" meta:word-count="23236" meta:character-count="23529"/>
  </office:meta>
</office:document-meta>
</file>